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paragraph-rsid="0007f0e5"/>
    </style:style>
    <style:style style:name="P2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rsid="0007f0e5" officeooo:paragraph-rsid="0007f0e5"/>
    </style:style>
    <style:style style:name="P3" style:family="paragraph" style:parent-style-name="Standard">
      <style:text-properties officeooo:rsid="0007f0e5" officeooo:paragraph-rsid="0007f0e5"/>
    </style:style>
    <style:style style:name="T1" style:family="text">
      <style:text-properties officeooo:rsid="0007f0e5"/>
    </style:style>
    <style:style style:name="T2" style:family="text">
      <style:text-properties officeooo:rsid="000afc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rukcja instalacji:</text:p>
      <text:p text:style-name="P3"/>
      <text:p text:style-name="P3">Jeżeli nie ma javy to:</text:p>
      <text:p text:style-name="P2">sudo apt-get install openjdk-7-jre</text:p>
      <text:p text:style-name="P2"/>
      <text:p text:style-name="P2">Android studio:</text:p>
      <text:p text:style-name="P1"><text:a xlink:type="simple" xlink:href="http://developer.android.com/sdk/installing/studio.html"><text:span text:style-name="T1">http://developer.android.com/sdk/installing/studio.html</text:span></text:a></text:p>
      <text:p text:style-name="P2"/>
      <text:p text:style-name="P2">+ komentarze niżej</text:p>
      <text:p text:style-name="P2"/>
      <text:p text:style-name="P2">Ogólnie stronka developer.android.com jest mega.</text:p>
      <text:p text:style-name="P2"/>
      <text:p text:style-name="P2">Być może (tak jak ja) napotkacie problem z szybkością działanie wirtualnej maszyny. Rozwiązań w necie jest miliard, ale znalazłem jedno pewne – genymotion.</text:p>
      <text:p text:style-name="P2">Ściągamy tutaj (wersja free)</text:p>
      <text:p text:style-name="P1"><text:a xlink:type="simple" xlink:href="https://shop.genymotion.com/index.php?controller=order-opc"><text:span text:style-name="T1">https://shop.genymotion.com/index.php?controller=order-opc</text:span></text:a></text:p>
      <text:p text:style-name="P2"/>
      <text:p text:style-name="P2">Tutaj plugin do android studio, aby obłużył to genymotion i dodajemy go w ustawieniach.</text:p>
      <text:p text:style-name="P1"><text:a xlink:type="simple" xlink:href="http://plugins.jetbrains.com/plugin/7269?pr=idea"><text:span text:style-name="T1">http://plugins.jetbrains.com/plugin/7269?pr=idea</text:span></text:a></text:p>
      <text:p text:style-name="P2"/>
      <text:p text:style-name="P2">Generalnie filozofii nie ma :) <text:span text:style-name="T2">Jeszce ten jeden link dam</text:span></text:p>
      <text:p text:style-name="P2"/>
      <text:p text:style-name="P2"><text:a xlink:type="simple" xlink:href="http://tleyden.github.io/blog/2013/11/22/android-studio-plus-genymotion-emulator/">http://tleyden.github.io/blog/2013/11/22/android-studio-plus-genymotion-emulator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Andrearczyk</meta:initial-creator>
    <meta:creation-date>2014-03-13T00:06:01</meta:creation-date>
    <dc:date>2014-03-13T00:27:16</dc:date>
    <dc:creator>Maciej Andrearczyk</dc:creator>
    <meta:editing-duration>PT3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14" meta:word-count="75" meta:character-count="727" meta:non-whitespace-character-count="665"/>
  </office:meta>
</office:document-meta>
</file>